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style:style style:name="P1" style:family="paragraph" style:parent-style-name="Standard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h text:style-name="Heading_20_1" text:outline-level="1">Contents</text:h>
      <text:p text:style-name="Text_20_body">Bla bla</text:p>
      <text:p text:style-name="Text_20_body">Reference <text:bookmark-ref text:reference-format="text" text:ref-name="LABEL">[LABEL]</text:bookmark-ref> ...
  </text:p>
      <text:h text:style-name="Heading_20_1" text:outline-level="1">References</text:h>
      <text:p text:style-name="Standard"><text:bookmark-start text:name="XY2010"/>[LABEL]<text:bookmark-end text:name="XY2010"/> Author, “Titel-Text”, 2010, <text:span text:style-name="T1">URL:</text:span> <text:a xlink:type="simple" xlink:href="http://www.test.sys/index.html">http://www.test.sys/index.html</text:a>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17T13:14:48</meta:creation-date>
    <meta:editing-duration>PT00H00M00S</meta:editing-duration>
    <meta:editing-cycles>1</meta:editing-cycles>
    <meta:generator>OpenOffice.org/3.2$Unix OpenOffice.org_project/320m12$Build-9483</meta:generator>
    <meta:document-statistic meta:table-count="0" meta:image-count="0" meta:object-count="0" meta:page-count="1" meta:paragraph-count="5" meta:word-count="14" meta:character-count="110"/>
  </office:meta>
</office:document-meta>
</file>